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fo:font-weight="bold" officeooo:rsid="001276cb" officeooo:paragraph-rsid="001276cb" style:font-weight-asian="bold" style:font-weight-complex="bold"/>
    </style:style>
    <style:style style:name="P2" style:family="paragraph" style:parent-style-name="Standard">
      <style:paragraph-properties fo:text-align="start" style:justify-single-word="false"/>
      <style:text-properties style:font-name="Cantarell" fo:font-weight="bold" officeooo:rsid="001276cb" officeooo:paragraph-rsid="001276cb" style:font-weight-asian="bold" style:font-weight-complex="bold"/>
    </style:style>
    <style:style style:name="P3" style:family="paragraph" style:parent-style-name="Standard">
      <style:paragraph-properties fo:text-align="start" style:justify-single-word="false"/>
      <style:text-properties style:font-name="Cantarell" fo:font-weight="bold" officeooo:rsid="0014418e" officeooo:paragraph-rsid="0014418e" style:font-weight-asian="bold" style:font-weight-complex="bold"/>
    </style:style>
    <style:style style:name="P4" style:family="paragraph" style:parent-style-name="Standard">
      <style:paragraph-properties fo:text-align="start" style:justify-single-word="false"/>
      <style:text-properties style:font-name="Cantarell" fo:font-weight="bold" officeooo:rsid="00158bd8" officeooo:paragraph-rsid="00158bd8" style:font-weight-asian="bold" style:font-weight-complex="bold"/>
    </style:style>
    <style:style style:name="P5" style:family="paragraph" style:parent-style-name="Standard">
      <style:paragraph-properties fo:text-align="start" style:justify-single-word="false"/>
      <style:text-properties style:font-name="Cantarell" fo:font-weight="bold" officeooo:rsid="001aed6c" officeooo:paragraph-rsid="001aed6c" style:font-weight-asian="bold" style:font-weight-complex="bold"/>
    </style:style>
    <style:style style:name="P6" style:family="paragraph" style:parent-style-name="Standard">
      <style:paragraph-properties fo:text-align="start" style:justify-single-word="false"/>
      <style:text-properties style:font-name="Cantarell" fo:font-weight="normal" officeooo:rsid="001aed6c" officeooo:paragraph-rsid="001aed6c" style:font-weight-asian="normal" style:font-weight-complex="normal"/>
    </style:style>
    <style:style style:name="P7" style:family="paragraph" style:parent-style-name="Standard" style:list-style-name="L1">
      <style:paragraph-properties fo:text-align="start" style:justify-single-word="false"/>
      <style:text-properties officeooo:paragraph-rsid="00158bd8"/>
    </style:style>
    <style:style style:name="P8" style:family="paragraph" style:parent-style-name="Standard" style:list-style-name="L4">
      <style:paragraph-properties fo:text-align="start" style:justify-single-word="false"/>
      <style:text-properties officeooo:paragraph-rsid="001b24a7"/>
    </style:style>
    <style:style style:name="P9" style:family="paragraph" style:parent-style-name="Standard" style:list-style-name="L1">
      <style:paragraph-properties fo:text-align="start" style:justify-single-word="false"/>
      <style:text-properties style:font-name="Cantarell" fo:font-weight="bold" officeooo:rsid="00158bd8" officeooo:paragraph-rsid="00158bd8" style:font-weight-asian="bold" style:font-weight-complex="bold"/>
    </style:style>
    <style:style style:name="P10" style:family="paragraph" style:parent-style-name="Standard" style:list-style-name="L2">
      <style:paragraph-properties fo:text-align="start" style:justify-single-word="false"/>
      <style:text-properties style:font-name="Cantarell" fo:font-weight="normal" officeooo:rsid="00158bd8" officeooo:paragraph-rsid="00158bd8" style:font-weight-asian="normal" style:font-weight-complex="normal"/>
    </style:style>
    <style:style style:name="P11" style:family="paragraph" style:parent-style-name="Standard" style:list-style-name="L2">
      <style:paragraph-properties fo:text-align="start" style:justify-single-word="false"/>
      <style:text-properties style:font-name="Cantarell" fo:font-weight="normal" officeooo:rsid="0015a69c" officeooo:paragraph-rsid="0015a69c" style:font-weight-asian="normal" style:font-weight-complex="normal"/>
    </style:style>
    <style:style style:name="P12" style:family="paragraph" style:parent-style-name="Standard" style:list-style-name="L2">
      <style:paragraph-properties fo:text-align="start" style:justify-single-word="false"/>
      <style:text-properties style:font-name="Cantarell" fo:font-weight="normal" officeooo:rsid="0017ca6e" officeooo:paragraph-rsid="0017ca6e" style:font-weight-asian="normal" style:font-weight-complex="normal"/>
    </style:style>
    <style:style style:name="P13" style:family="paragraph" style:parent-style-name="Standard" style:list-style-name="L2">
      <style:paragraph-properties fo:text-align="start" style:justify-single-word="false"/>
      <style:text-properties style:font-name="Cantarell" fo:font-weight="normal" officeooo:rsid="001a160c" officeooo:paragraph-rsid="001a160c" style:font-weight-asian="normal" style:font-weight-complex="normal"/>
    </style:style>
    <style:style style:name="P14" style:family="paragraph" style:parent-style-name="Standard" style:list-style-name="L3">
      <style:paragraph-properties fo:text-align="start" style:justify-single-word="false"/>
      <style:text-properties style:font-name="Cantarell" fo:font-weight="normal" officeooo:rsid="001aed6c" officeooo:paragraph-rsid="001aed6c" style:font-weight-asian="normal" style:font-weight-complex="normal"/>
    </style:style>
    <style:style style:name="P15" style:family="paragraph" style:parent-style-name="Standard" style:list-style-name="L4">
      <style:paragraph-properties fo:text-align="start" style:justify-single-word="false"/>
      <style:text-properties style:font-name="Cantarell" fo:font-weight="normal" officeooo:rsid="001aed6c" officeooo:paragraph-rsid="001aed6c" style:font-weight-asian="normal" style:font-weight-complex="normal"/>
    </style:style>
    <style:style style:name="P16" style:family="paragraph" style:parent-style-name="Standard" style:list-style-name="L4">
      <style:paragraph-properties fo:text-align="start" style:justify-single-word="false"/>
      <style:text-properties style:font-name="Cantarell" fo:font-weight="normal" officeooo:rsid="001b24a7" officeooo:paragraph-rsid="001b24a7" style:font-weight-asian="normal" style:font-weight-complex="normal"/>
    </style:style>
    <style:style style:name="P17" style:family="paragraph" style:parent-style-name="Standard" style:list-style-name="L4">
      <style:paragraph-properties fo:text-align="start" style:justify-single-word="false"/>
      <style:text-properties officeooo:rsid="001aed6c" officeooo:paragraph-rsid="001b24a7"/>
    </style:style>
    <style:style style:name="T1" style:family="text">
      <style:text-properties fo:font-weight="normal" style:font-weight-asian="normal" style:font-weight-complex="normal"/>
    </style:style>
    <style:style style:name="T2" style:family="text">
      <style:text-properties fo:font-weight="normal" officeooo:rsid="0014418e" style:font-weight-asian="normal" style:font-weight-complex="normal"/>
    </style:style>
    <style:style style:name="T3" style:family="text">
      <style:text-properties fo:font-weight="normal" officeooo:rsid="00158bd8" style:font-weight-asian="normal" style:font-weight-complex="normal"/>
    </style:style>
    <style:style style:name="T4" style:family="text">
      <style:text-properties fo:font-weight="normal" officeooo:rsid="001aed6c" style:font-weight-asian="normal" style:font-weight-complex="normal"/>
    </style:style>
    <style:style style:name="T5" style:family="text">
      <style:text-properties style:font-name="Cantarell" fo:font-weight="normal" style:font-weight-asian="normal" style:font-weight-complex="normal"/>
    </style:style>
    <style:style style:name="T6" style:family="text">
      <style:text-properties style:font-name="Cantarell" fo:font-weight="normal" officeooo:rsid="00158bd8" style:font-weight-asian="normal" style:font-weight-complex="normal"/>
    </style:style>
    <style:style style:name="T7" style:family="text">
      <style:text-properties style:font-name="Cantarell" fo:font-weight="normal" officeooo:rsid="001aed6c" style:font-weight-asian="normal" style:font-weight-complex="normal"/>
    </style:style>
    <style:style style:name="T8" style:family="text">
      <style:text-properties style:font-name="Cantarell" fo:font-weight="normal" officeooo:rsid="001b24a7" style:font-weight-asian="normal" style:font-weight-complex="normal"/>
    </style:style>
    <style:style style:name="T9" style:family="text">
      <style:text-properties officeooo:rsid="0015a69c"/>
    </style:style>
    <style:style style:name="T10" style:family="text">
      <style:text-properties fo:color="#ce181e"/>
    </style:style>
    <style:style style:name="T11" style:family="text">
      <style:text-properties fo:color="#ce181e" officeooo:rsid="0015a69c"/>
    </style:style>
    <style:style style:name="T12" style:family="text">
      <style:text-properties fo:color="#00a933"/>
    </style:style>
    <style:style style:name="T13" style:family="text">
      <style:text-properties fo:color="#00a933" officeooo:rsid="0015a69c"/>
    </style:style>
    <style:style style:name="T14" style:family="text">
      <style:text-properties fo:color="#000000" officeooo:rsid="0015a69c"/>
    </style:style>
    <style:style style:name="T15" style:family="text">
      <style:text-properties officeooo:rsid="00177584"/>
    </style:style>
    <style:style style:name="T16" style:family="text">
      <style:text-properties officeooo:rsid="0017ca6e"/>
    </style:style>
    <style:style style:name="T17" style:family="text">
      <style:text-properties officeooo:rsid="0018a26c"/>
    </style:style>
    <style:style style:name="T18" style:family="text">
      <style:text-properties officeooo:rsid="001aed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appative Structures, Competition and Efficiency</text:p>
      <text:p text:style-name="P1"/>
      <text:p text:style-name="P2">0) Questions</text:p>
      <text:p text:style-name="P2"><text:span text:style-name="T1">1. What network structures are produced when a </text:span><text:span text:style-name="T3">dissipative</text:span><text:span text:style-name="T1"> process is given constraint</text:span></text:p>
      <text:p text:style-name="P2"><text:span text:style-name="T1">by a a growing niche </text:span><text:span text:style-name="T3">specialization</text:span><text:span text:style-name="T1"> (martinez), </text:span><text:span text:style-name="T2">metabolism requirements, and various schemes of </text:span><text:span text:style-name="T3">preferential</text:span><text:span text:style-name="T2"> attachment?</text:span></text:p>
      <text:p text:style-name="P3"><text:span text:style-name="T1">2) How efficient is the resulting structure is producing high niche value </text:span><text:span text:style-name="T3">resource</text:span><text:span text:style-name="T1"> in schemes of competitive (locally disipation maximizing) versus cooperative (globally diss</text:span><text:span text:style-name="T3">i</text:span><text:span text:style-name="T1">pation maximizing) schemes of </text:span><text:span text:style-name="T3">preferential</text:span><text:span text:style-name="T1"> attachment?</text:span></text:p>
      <text:p text:style-name="P3"><text:span text:style-name="T1">3) What structures undergo metabolic collapse (starvation) fastest and slowest when </text:span><text:span text:style-name="T3">resources</text:span><text:span text:style-name="T1"> dwindle?</text:span></text:p>
      <text:p text:style-name="P2">1) Model</text:p>
      <text:p text:style-name="P4">Rescource Node:</text:p>
      <text:list xml:id="list745530542" text:style-name="L1">
        <text:list-item>
          <text:p text:style-name="P7"><text:span text:style-name="T6">V_r(t=0)=V_r0: The volume of the </text:span><text:span text:style-name="T7">recourse</text:span><text:span text:style-name="T6">. May be held constant, may be fed at a constant rate with respect to time or it’s own volume (regeneration). </text:span></text:p>
        </text:list-item>
        <text:list-item>
          <text:p text:style-name="P7"><text:span text:style-name="T6">n_r: the niche value of the </text:span><text:span text:style-name="T7">recourse</text:span><text:span text:style-name="T6"> node is 0. This makes sense.</text:span></text:p>
        </text:list-item>
        <text:list-item>
          <text:p text:style-name="P9"><text:span text:style-name="T1">ERL: Extraction Rate Limit, the amount of </text:span><text:span text:style-name="T4">recourse</text:span><text:span text:style-name="T1"> that may be removed per time step given the sufficient volume exists. Should probably be proportional to volume. May also want this to be infinity, allowing the extraction to only be limited by producer’s ability to consume. </text:span></text:p>
        </text:list-item>
      </text:list>
      <text:p text:style-name="P4">Producer Node i:</text:p>
      <text:list xml:id="list156395402" text:style-name="L2">
        <text:list-item>
          <text:p text:style-name="P10"><text:span text:style-name="T16">V</text:span>_i: Volume of producer node i </text:p>
        </text:list-item>
        <text:list-item>
          <text:p text:style-name="P10">n0_i, n+_i,n-_i: niche score, niche lower bound and niche upper of producer node i. <text:span text:style-name="T10">Node i</text:span> can only consume from <text:span text:style-name="T12">node j</text:span> if <text:span text:style-name="T11">n-_i </text:span><text:span text:style-name="T9">&lt;= </text:span><text:span text:style-name="T13">n0_j</text:span><text:span text:style-name="T9"> &lt;= </text:span><text:span text:style-name="T11">n+_i</text:span><text:span text:style-name="T14">. But note that n0_i may be outside of the range [n-_i, n+_i], capturing the scenario where highly complex resources are required to make low complexity resources (coal mines produce coal but buy ipads and dump trucks)</text:span></text:p>
        </text:list-item>
        <text:list-item>
          <text:p text:style-name="P11">c_i: <text:span text:style-name="T16">metabolic cost</text:span> , <text:span text:style-name="T15">to be used as <text:s/>V_i*c_i</text:span></text:p>
        </text:list-item>
        <text:list-item>
          <text:p text:style-name="P12">Vin_i: how much volume producer attempts int intake on a time step, <text:span text:style-name="T17">currently thinking Vin_i (t) = Vout_i(t-1)*(average change in customer volume) + c_i*V_i*(safety margin). Might make sense to use genetic evolution on parameters like the safety margin.</text:span></text:p>
        </text:list-item>
        <text:list-item>
          <text:p text:style-name="P13">e_i: <text:span text:style-name="T18">recourse</text:span> efficiency, output(t) = Vout_i(t)* e_i</text:p>
        </text:list-item>
        <text:list-item>
          <text:p text:style-name="P13">Vout_i(t) <text:span text:style-name="T18">is determined from buy_ij requests, should probably make a rule that a node cant output more than x% of its volume in a time step. x <text:s/>could also be variable. </text:span></text:p>
        </text:list-item>
        <text:list-item>
          <text:p text:style-name="P13">buy_ij: buy_ij = Vin_i * (e_j/(sum of e_k over k), attempt to buy from the most efficient suppliers, if that fails bc they cannot supply requested volume, resort to buying from any connected supplier. </text:p>
        </text:list-item>
      </text:list>
      <text:p text:style-name="P5">Consumer Node i :</text:p>
      <text:list xml:id="list66319326" text:style-name="L3">
        <text:list-item>
          <text:p text:style-name="P14">Volume V_i</text:p>
        </text:list-item>
        <text:list-item>
          <text:p text:style-name="P14">c_i : metabolic efficiency. </text:p>
        </text:list-item>
      </text:list>
      <text:p text:style-name="P6"/>
      <text:p text:style-name="P5">Algorithm<text:span text:style-name="T1">:</text:span></text:p>
      <text:list xml:id="list1621025937" text:style-name="L4">
        <text:list-item>
          <text:p text:style-name="P15">Nodes make buy_ij requests from largest to smallest volumes.</text:p>
        </text:list-item>
        <text:list-item>
          <text:p text:style-name="P8"><text:span text:style-name="T7">Each time step (</text:span><text:span text:style-name="T8">producer/consumer </text:span><text:span text:style-name="T7">growth factor)*(# existing producer</text:span><text:span text:style-name="T8">/consumer</text:span><text:span text:style-name="T7"> nodes) <text:s/></text:span><text:span text:style-name="T8">producer and consumer nodes </text:span><text:span text:style-name="T7">are generated and attached by either the cooperative or competitive preferential attachment rule, depending on the experiment. </text:span></text:p>
        </text:list-item>
        <text:list-item>
          <text:p text:style-name="P15"><text:soft-page-break/>If a Node’s volume &lt;=0, it vanishes along with all it’s connections. </text:p>
        </text:list-item>
        <text:list-item>
          <text:p text:style-name="P17"><text:span text:style-name="T5">If a node was unable to buy enough </text:span><text:span text:style-name="T8">resource</text:span><text:span text:style-name="T5"> on the last time step, it will </text:span><text:span text:style-name="T8">build a new connection (if another producer exists within it’s niche range) in the next time step.</text:span></text:p>
        </text:list-item>
        <text:list-item>
          <text:p text:style-name="P16">Consumer nodes have a variable niche range which is set to be the nth percentile of producer niche scores.</text:p>
        </text:list-item>
      </text:list>
      <text:p text:style-name="P6"/>
      <text:p text:style-name="P2">2) Experi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7:40:31.572388040</meta:creation-date>
    <dc:date>2019-01-08T19:39:23.814510330</dc:date>
    <meta:editing-duration>PT13M25S</meta:editing-duration>
    <meta:editing-cycles>3</meta:editing-cycles>
    <meta:generator>LibreOffice/6.1.4.2$Linux_X86_64 LibreOffice_project/10$Build-2</meta:generator>
    <meta:document-statistic meta:table-count="0" meta:image-count="0" meta:object-count="0" meta:page-count="2" meta:paragraph-count="29" meta:word-count="490" meta:character-count="2986" meta:non-whitespace-character-count="2531"/>
  </office:meta>
</office:document-meta>
</file>